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lection Results</text:p>
      <text:p text:style-name="P1">-------------------------</text:p>
      <text:p text:style-name="P1">Total Votes: 369711</text:p>
      <text:p text:style-name="P1">-------------------------</text:p>
      <text:p text:style-name="P1">Charles Casper Stockham: 23.049% (85213)</text:p>
      <text:p text:style-name="P1">Diana DeGette: 73.812% (272892)</text:p>
      <text:p text:style-name="P1">Raymon Anthony Doane: 3.139% (11606)</text:p>
      <text:p text:style-name="P1">-------------------------</text:p>
      <text:p text:style-name="P1">Winner: Diana DeGette</text:p>
      <text:p text:style-name="P1">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6</meta:generator>
  </office:meta>
</office:document-meta>
</file>